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text-position="0% 100%" style:font-name="Liberation Serif" fo:font-size="14pt" fo:font-weight="normal" fo:background-color="transparent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000000" loext:opacity="100%" style:text-position="0% 100%" style:font-name="Liberation Serif" fo:font-size="14pt" fo:font-weight="normal" officeooo:rsid="00136c61" officeooo:paragraph-rsid="00136c61" fo:background-color="transparent" style:font-size-asian="14pt" style:font-size-complex="14pt"/>
    </style:style>
    <style:style style:name="P3" style:family="paragraph" style:parent-style-name="Standard">
      <style:paragraph-properties style:line-height-at-least="0.503cm"/>
      <style:text-properties fo:color="#000000" loext:opacity="100%" style:text-position="0% 100%" style:font-name="Liberation Serif" fo:font-size="14pt" fo:font-weight="normal" officeooo:rsid="00136c61" officeooo:paragraph-rsid="0013a7bf" fo:background-color="transparent" style:font-size-asian="14pt" style:font-size-complex="14pt"/>
    </style:style>
    <style:style style:name="P4" style:family="paragraph" style:parent-style-name="Standard">
      <style:text-properties fo:color="#000000" loext:opacity="100%" style:text-position="0% 100%" style:font-name="Liberation Serif" fo:font-size="14pt" fo:font-weight="normal" officeooo:rsid="00136c61" officeooo:paragraph-rsid="00136c61" fo:background-color="#ffffff" style:font-size-asian="14pt" style:font-size-complex="14pt"/>
    </style:style>
    <style:style style:name="P5" style:family="paragraph" style:parent-style-name="Standard">
      <style:text-properties fo:color="#000000" loext:opacity="100%" style:text-position="0% 100%" style:font-name="Liberation Serif" fo:font-size="14pt" fo:background-color="transparent" style:font-size-asian="14pt" style:font-size-complex="14pt"/>
    </style:style>
    <style:style style:name="P6" style:family="paragraph" style:parent-style-name="Standard">
      <style:text-properties fo:color="#000000" loext:opacity="100%" style:text-position="0% 100%" style:font-name="Liberation Serif" fo:font-size="14pt" officeooo:rsid="00136c61" officeooo:paragraph-rsid="00136c61" fo:background-color="transparent" style:font-size-asian="14pt" style:font-size-complex="14pt"/>
    </style:style>
    <style:style style:name="P7" style:family="paragraph" style:parent-style-name="Standard">
      <style:text-properties fo:color="#000000" loext:opacity="100%" style:text-position="0% 100%" style:font-name="Liberation Serif" fo:font-size="14pt" officeooo:rsid="00136c61" officeooo:paragraph-rsid="0013a7bf" fo:background-color="transparent" style:font-size-asian="14pt" style:font-size-complex="14pt"/>
    </style:style>
    <style:style style:name="P8" style:family="paragraph" style:parent-style-name="Standard">
      <style:paragraph-properties style:line-height-at-least="0.503cm"/>
      <style:text-properties fo:color="#000000" loext:opacity="100%" style:text-position="0% 100%" style:font-name="Liberation Serif" fo:font-size="14pt" officeooo:rsid="00136c61" fo:background-color="transparent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color="#000000" loext:opacity="100%" style:text-position="0% 100%" style:font-name="Liberation Serif" fo:font-size="14pt" officeooo:rsid="00136c61" officeooo:paragraph-rsid="0013a7bf" fo:background-color="transparent" style:font-size-asian="14pt" style:font-size-complex="14pt"/>
    </style:style>
    <style:style style:name="P10" style:family="paragraph" style:parent-style-name="Standard">
      <style:text-properties fo:color="#000000" loext:opacity="100%" style:text-position="0% 100%" style:font-name="Liberation Serif" fo:font-size="14pt" officeooo:rsid="0013a7bf" officeooo:paragraph-rsid="0013a7bf" fo:background-color="transparent" style:font-size-asian="14pt" style:font-size-complex="14pt"/>
    </style:style>
    <style:style style:name="P11" style:family="paragraph" style:parent-style-name="Standard">
      <style:text-properties fo:color="#000000" loext:opacity="100%" style:text-position="0% 100%" style:font-name="Liberation Serif" fo:font-size="14pt" officeooo:rsid="00136c61" officeooo:paragraph-rsid="00136c61" fo:background-color="#ffffff" style:font-size-asian="14pt" style:font-size-complex="14pt"/>
    </style:style>
    <style:style style:name="P12" style:family="paragraph" style:parent-style-name="Standard">
      <style:paragraph-properties style:line-height-at-least="0.503cm"/>
      <style:text-properties fo:color="#000000" loext:opacity="100%" style:text-position="0% 100%" style:font-name="Liberation Serif" fo:font-size="16pt" fo:font-weight="normal" officeooo:rsid="00136c61" officeooo:paragraph-rsid="00136c61" fo:background-color="transparent" style:font-size-asian="14pt" style:font-size-complex="16pt"/>
    </style:style>
    <style:style style:name="P13" style:family="paragraph" style:parent-style-name="Standard">
      <style:text-properties fo:color="#000000" loext:opacity="100%" style:text-position="0% 100%" style:font-name="Liberation Serif" fo:font-size="16pt" officeooo:rsid="00136c61" officeooo:paragraph-rsid="00136c61" fo:background-color="transparent" style:font-size-asian="14pt" style:font-size-complex="16pt"/>
    </style:style>
    <style:style style:name="P14" style:family="paragraph" style:parent-style-name="Standard">
      <style:text-properties fo:color="#000000" loext:opacity="100%" style:text-position="0% 100%" style:font-name="Liberation Serif" fo:font-size="16pt" officeooo:rsid="0013a7bf" officeooo:paragraph-rsid="00144d52" fo:background-color="transparent" style:font-size-asian="16pt" style:font-size-complex="16pt"/>
    </style:style>
    <style:style style:name="P15" style:family="paragraph" style:parent-style-name="Standard">
      <style:text-properties fo:color="#000000" loext:opacity="100%" style:text-position="0% 100%" style:font-name="Liberation Serif" fo:font-size="16pt" officeooo:rsid="00136c61" officeooo:paragraph-rsid="00136c61" fo:background-color="transparent" style:font-size-asian="16pt" style:font-size-complex="16pt"/>
    </style:style>
    <style:style style:name="P16" style:family="paragraph" style:parent-style-name="Standard">
      <style:text-properties fo:color="#000000" loext:opacity="100%" style:font-name="Liberation Serif" fo:font-size="14pt" officeooo:paragraph-rsid="00136c61" fo:background-color="transparent" style:font-size-asian="14pt" style:font-size-complex="14pt"/>
    </style:style>
    <style:style style:name="P17" style:family="paragraph" style:parent-style-name="Standard">
      <style:text-properties fo:color="#000000" loext:opacity="100%" style:font-name="Liberation Serif" fo:font-size="14pt" officeooo:paragraph-rsid="00136c61" fo:background-color="transparent" style:font-size-asian="14pt" style:font-size-complex="14pt"/>
    </style:style>
    <style:style style:name="P18" style:family="paragraph" style:parent-style-name="Standard">
      <style:paragraph-properties style:line-height-at-least="0.503cm"/>
      <style:text-properties fo:color="#000000" loext:opacity="100%" style:font-name="Liberation Serif" fo:font-size="14pt" fo:background-color="#ffffff" style:font-size-asian="14pt" style:font-size-complex="14pt"/>
    </style:style>
    <style:style style:name="P19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fo:background-color="transparent" style:font-size-asian="14pt" style:font-size-complex="14pt"/>
    </style:style>
    <style:style style:name="P20" style:family="paragraph" style:parent-style-name="Standard">
      <style:paragraph-properties style:line-height-at-least="0.503cm"/>
      <style:text-properties fo:color="#000000" loext:opacity="100%" style:font-name="Liberation Serif" fo:font-size="14pt" fo:font-weight="normal" fo:background-color="#ffffff" style:font-size-asian="14pt" style:font-size-complex="14pt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4ec9b0" loext:opacity="100%"/>
    </style:style>
    <style:style style:name="T9" style:family="text">
      <style:text-properties fo:color="#b5cea8" loext:opacity="100%"/>
    </style:style>
    <style:style style:name="T10" style:family="text">
      <style:text-properties style:text-position="0% 100%" officeooo:rsid="00136c61"/>
    </style:style>
    <style:style style:name="T11" style:family="text">
      <style:text-properties fo:font-weight="normal"/>
    </style:style>
    <style:style style:name="T12" style:family="text">
      <style:text-properties fo:font-weight="normal" officeooo:rsid="0013a7bf"/>
    </style:style>
    <style:style style:name="T13" style:family="text">
      <style:text-properties officeooo:rsid="0013a7bf"/>
    </style:style>
    <style:style style:name="T14" style:family="text">
      <style:text-properties fo:color="#4fc1ff" loext:opacity="100%"/>
    </style:style>
    <style:style style:name="T1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 : 3</text:p>
      <text:p text:style-name="P2">NAME : SHIFA MARIYAM</text:p>
      <text:p text:style-name="P2">CLASS : S5 AIML</text:p>
      <text:p text:style-name="P2">ROLL NO : 54</text:p>
      <text:p text:style-name="P2">DATE : 05/08/25</text:p>
      <text:p text:style-name="P1"/>
      <text:p text:style-name="P1"/>
      <text:p text:style-name="P12"><text:s text:c="19"/>UNION AND INTERSECTION OF TWO LISTS </text:p>
      <text:p text:style-name="P1"/>
      <text:p text:style-name="P1"/>
      <text:p text:style-name="P1">l1 = input("enter the first list\n").split()</text:p>
      <text:p text:style-name="P1">l2 = input("enter the second list\n").split()</text:p>
      <text:p text:style-name="P1">int = []</text:p>
      <text:p text:style-name="P1">for i in l1 :</text:p>
      <text:p text:style-name="P1">if i in l2 :</text:p>
      <text:p text:style-name="P1">int+=[i]</text:p>
      <text:p text:style-name="P1">union = list(set(l1+l2))</text:p>
      <text:p text:style-name="P1">print("\n") </text:p>
      <text:p text:style-name="P1">print("union of lists") </text:p>
      <text:p text:style-name="P1">print(union)</text:p>
      <text:p text:style-name="P1">print("\n") </text:p>
      <text:p text:style-name="P1">print("intersection of lists")</text:p>
      <text:p text:style-name="P1">print(int)</text:p>
      <text:p text:style-name="P5"/>
      <text:p text:style-name="P5"/>
      <text:p text:style-name="P5"/>
      <text:p text:style-name="P6">OUTPUT</text:p>
      <text:p text:style-name="P6">enter the first list</text:p>
      <text:p text:style-name="P6">2 3 4</text:p>
      <text:p text:style-name="P6">enter the second list</text:p>
      <text:p text:style-name="P6">5 6 2 3</text:p>
      <text:p text:style-name="P6"/>
      <text:p text:style-name="P6"/>
      <text:p text:style-name="P6">union of lists</text:p>
      <text:p text:style-name="P6">['4', '6', '3', '5', '2']</text:p>
      <text:p text:style-name="P6"/>
      <text:p text:style-name="P6"/>
      <text:p text:style-name="P6">intersection of lists</text:p>
      <text:p text:style-name="P6">['2', '3']</text:p>
      <text:p text:style-name="P6"/>
      <text:p text:style-name="P6"/>
      <text:p text:style-name="P6"/>
      <text:p text:style-name="P2"><text:soft-page-break/>EXPERIMENT NO : 4</text:p>
      <text:p text:style-name="P2">NAME : SHIFA MARIYAM</text:p>
      <text:p text:style-name="P2">CLASS : S5 AIML</text:p>
      <text:p text:style-name="P2">ROLL NO : 54</text:p>
      <text:p text:style-name="P2">DATE : 05/08/25</text:p>
      <text:p text:style-name="P2"/>
      <text:p text:style-name="P6"/>
      <text:p text:style-name="P13"><text:s text:c="27"/>OCCURANCE <text:s/>OF <text:s text:c="2"/>EACH <text:s text:c="2"/>WORD</text:p>
      <text:p text:style-name="P6"/>
      <text:p text:style-name="P16"><text:span text:style-name="T10"><text:s text:c="66"/></text:span></text:p>
      <text:p text:style-name="P17"><text:span text:style-name="T11">x=input("enter a string\n")</text:span></text:p>
      <text:p text:style-name="P19">dictionary={}</text:p>
      <text:p text:style-name="P19">word=""</text:p>
      <text:p text:style-name="P19">for i in x:</text:p>
      <text:p text:style-name="P19">if (i != " "):</text:p>
      <text:p text:style-name="P19">word+=i</text:p>
      <text:p text:style-name="P19">else:</text:p>
      <text:p text:style-name="P19">dictionary[word]=dictionary.get(word,0)+1</text:p>
      <text:p text:style-name="P19">word=""</text:p>
      <text:p text:style-name="P19">print(dictionary)</text:p>
      <text:p text:style-name="P8"/>
      <text:p text:style-name="P8"/>
      <text:p text:style-name="P8"/>
      <text:p text:style-name="P7">OUTPUT</text:p>
      <text:p text:style-name="P6">enter a string</text:p>
      <text:p text:style-name="P6">sun rises in the east and sun rises in the west</text:p>
      <text:p text:style-name="P6">{'sun': 2, 'rises': 2, 'in': 2, 'the': 2, 'east': 1, 'and': 1} <text:s text:c="88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EXPERIMENT NO : <text:span text:style-name="T13">5</text:span></text:p>
      <text:p text:style-name="P3">NAME : SHIFA MARIYAM</text:p>
      <text:p text:style-name="P3">CLASS : S5 AIML</text:p>
      <text:p text:style-name="P3">ROLL NO : 54</text:p>
      <text:p text:style-name="P3">DATE : 05/08/25</text:p>
      <text:p text:style-name="P6"/>
      <text:p text:style-name="P6"><text:s/></text:p>
      <text:p text:style-name="P10"><text:s text:c="42"/><text:span text:style-name="T15">MATRIX <text:s/>MULPLICATION</text:span></text:p>
      <text:p text:style-name="P15"/>
      <text:p text:style-name="P11"/>
      <text:p text:style-name="P11"/>
      <text:p text:style-name="P4">def multiply_matrices(A, B):</text:p>
      <text:p text:style-name="P20">if len(A[0]) != len(B):</text:p>
      <text:p text:style-name="P20">return "Error: Matrices cannot be multiplied"</text:p>
      <text:p text:style-name="P20">result = [[0] * len(B[0]) for _ in range(len(A))]</text:p>
      <text:p text:style-name="P20">for i in range(len(A)): </text:p>
      <text:p text:style-name="P20">for j in range(len(B[0])): </text:p>
      <text:p text:style-name="P20">for k in range(len(B)): </text:p>
      <text:p text:style-name="P20">result[i][j] += A[i][k] * B[k][j]</text:p>
      <text:p text:style-name="P20">return result</text:p>
      <text:p text:style-name="P20">A = [[1, 2], [3, 4]]</text:p>
      <text:p text:style-name="P20">B = [[5, 6], [7, 8]]</text:p>
      <text:p text:style-name="P20">result = multiply_matrices(A, B)</text:p>
      <text:p text:style-name="P18"/>
      <text:p text:style-name="P20">print("Result of A * B is:")</text:p>
      <text:p text:style-name="P20">for row in result:</text:p>
      <text:p text:style-name="P20">print(row)</text:p>
      <text:p text:style-name="P6"/>
      <text:p text:style-name="P6"/>
      <text:p text:style-name="P7">OUTPUT</text:p>
      <text:p text:style-name="P6">Result of A * B is:</text:p>
      <text:p text:style-name="P6">[19, 22]</text:p>
      <text:p text:style-name="P6">[43, 50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T11"/></text:p>
      <text:p text:style-name="P9"><text:span text:style-name="T11">EXPERIMENT NO : </text:span><text:span text:style-name="T12">6</text:span></text:p>
      <text:p text:style-name="P3">NAME : SHIFA MARIYAM</text:p>
      <text:p text:style-name="P3">CLASS : S5 AIML</text:p>
      <text:p text:style-name="P3">ROLL NO : 54</text:p>
      <text:p text:style-name="P3">DATE : 05/08/25</text:p>
      <text:p text:style-name="P6"/>
      <text:p text:style-name="P6"/>
      <text:p text:style-name="P14"><text:s text:c="27"/></text:p>
      <text:p text:style-name="P14"><text:s text:c="31"/>MOST <text:s/>FREQUENT <text:s/>WORDS</text:p>
      <text:p text:style-name="P11"/>
      <text:p text:style-name="P11"/>
      <text:p text:style-name="P11"/>
      <text:p text:style-name="P4">x=input("enter a string\n")</text:p>
      <text:p text:style-name="P20">dictionary={}</text:p>
      <text:p text:style-name="P20">word=""</text:p>
      <text:p text:style-name="P20">for i in x:</text:p>
      <text:p text:style-name="P20">if (i != " "):</text:p>
      <text:p text:style-name="P20">word+=i</text:p>
      <text:p text:style-name="P20">else:</text:p>
      <text:p text:style-name="P20">dictionary[word]=dictionary.get(word,0)+1</text:p>
      <text:p text:style-name="P20">word=""</text:p>
      <text:p text:style-name="P20">most_freq=max(dictionary.values())</text:p>
      <text:p text:style-name="P20">for i in dictionary:</text:p>
      <text:p text:style-name="P20">if dictionary[i]== most_freq:</text:p>
      <text:p text:style-name="P20">print("most freq word is: ",i)</text:p>
      <text:p text:style-name="P11"/>
      <text:p text:style-name="P11"/>
      <text:p text:style-name="P6"/>
      <text:p text:style-name="P7">OUTPUT</text:p>
      <text:p text:style-name="P6">enter a string</text:p>
      <text:p text:style-name="P6">shifa is a good and shifa is a an intelligent girl</text:p>
      <text:p text:style-name="P6">most freq word is: <text:s/>shifa</text:p>
      <text:p text:style-name="P6">most freq word is: <text:s/>is</text:p>
      <text:p text:style-name="P6">most freq word is: <text:s/>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1:10:43.813434694</meta:creation-date>
    <dc:date>2025-09-16T11:37:03.246914390</dc:date>
    <meta:editing-duration>PT5M9S</meta:editing-duration>
    <meta:editing-cycles>1</meta:editing-cycles>
    <meta:document-statistic meta:table-count="0" meta:image-count="0" meta:object-count="0" meta:page-count="4" meta:paragraph-count="101" meta:word-count="345" meta:character-count="2201" meta:non-whitespace-character-count="1634"/>
    <meta:generator>LibreOffice/7.3.7.2$Linux_X86_64 LibreOffice_project/30$Build-2</meta:generator>
  </office:meta>
</office:document-meta>
</file>